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ConcurrentHashMap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ConcurrentHashMap( int initialCapacity , float loadFactor , int concurrency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